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16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24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2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2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28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29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3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3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hyphenation-ladder-count="no-limit"/>
      <style:text-properties officeooo:paragraph-rsid="017479e0" fo:hyphenate="tru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hyphenation-ladder-count="no-limit"/>
      <style:text-properties officeooo:paragraph-rsid="0177d660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752f12" style:font-weight-asian="normal" style:font-weight-complex="normal"/>
    </style:style>
    <style:style style:name="T16" style:family="text">
      <style:text-properties fo:font-weight="normal" officeooo:rsid="015537ea" style:font-weight-asian="normal" style:font-weight-complex="normal"/>
    </style:style>
    <style:style style:name="T17" style:family="text">
      <style:text-properties fo:font-weight="normal" style:font-weight-asian="normal" style:font-size-complex="14pt" style:font-weight-complex="normal"/>
    </style:style>
    <style:style style:name="T18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9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0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language="uk" fo:country="UA" fo:font-weight="normal" officeooo:rsid="017479e0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26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27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28" style:family="text">
      <style:text-properties fo:language="en" fo:country="US"/>
    </style:style>
    <style:style style:name="T29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30" style:family="text">
      <style:text-properties fo:color="#c9211e" loext:opacity="100%" fo:font-weight="normal" officeooo:rsid="015537ea" style:font-weight-asian="normal" style:font-weight-complex="normal"/>
    </style:style>
    <style:style style:name="T31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3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0">»</text:span></text:p>
      <text:p text:style-name="P15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1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7"><text:span text:style-name="T19">Тема. </text:span><text:span text:style-name="T18">Підзапити. Табличні вирази.</text:span></text:p>
      <text:p text:style-name="P18">Мета.</text:p>
      <text:list xml:id="list3569016005" text:style-name="L4">
        <text:list-item>
          <text:p text:style-name="P20"><text:span text:style-name="T17">Отримати навички написання запитів із використанням підзапитів мови SQL.</text:span></text:p>
        </text:list-item>
        <text:list-item>
          <text:p text:style-name="P19"><text:span text:style-name="T17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21">Завдання. <text:span text:style-name="T12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33"><text:span text:style-name="Strong_20_Emphasis"><text:span text:style-name="T21">✅</text:span></text:span><text:span text:style-name="Strong_20_Emphasis"><text:span text:style-name="T24">Subquery</text:span></text:span></text:p>
          <text:list>
            <text:list-item>
              <text:p text:style-name="P33"><text:span text:style-name="Strong_20_Emphasis"><text:span text:style-name="T21">✅</text:span></text:span><text:span text:style-name="T20">Self-contained</text:span></text:p>
              <text:list>
                <text:list-item>
                  <text:p text:style-name="P32"><text:span text:style-name="Strong_20_Emphasis"><text:span text:style-name="T21">✅</text:span></text:span><text:span text:style-name="T22">s</text:span><text:span text:style-name="T20">ingle-valued</text:span></text:p>
                </text:list-item>
                <text:list-item>
                  <text:p text:style-name="P32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5"><text:span text:style-name="Strong_20_Emphasis"><text:span text:style-name="T21">✅</text:span></text:span><text:span text:style-name="T23">I</text:span><text:span text:style-name="T20">N</text:span></text:p>
                    </text:list-item>
                    <text:list-item>
                      <text:p text:style-name="P31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2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Strong_20_Emphasis"><text:span text:style-name="T21">✅</text:span></text:span><text:span text:style-name="T20">Correlated</text:span></text:p>
              <text:list>
                <text:list-item>
                  <text:p text:style-name="P27"><text:span text:style-name="Strong_20_Emphasis"><text:span text:style-name="T21">✅</text:span></text:span><text:span text:style-name="T20">single-valued</text:span></text:p>
                </text:list-item>
                <text:list-item>
                  <text:p text:style-name="P30"><text:span text:style-name="Strong_20_Emphasis"><text:span text:style-name="T21">✅</text:span></text:span><text:span text:style-name="T20">multivalued</text:span></text:p>
                  <text:list>
                    <text:list-item>
                      <text:p text:style-name="P29"><text:span text:style-name="Strong_20_Emphasis"><text:span text:style-name="T21">✅</text:span></text:span><text:span text:style-name="T20">IN</text:span></text:p>
                    </text:list-item>
                    <text:list-item>
                      <text:p text:style-name="P28"><text:span text:style-name="Strong_20_Emphasis"><text:span text:style-name="T21">✅</text:span></text:span><text:span text:style-name="T20">SOME/ANY</text:span></text:p>
                    </text:list-item>
                    <text:list-item>
                      <text:p text:style-name="P30"><text:span text:style-name="Strong_20_Emphasis"><text:span text:style-name="T21">✅</text:span></text:span><text:span text:style-name="T20">ALL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Strong_20_Emphasis"><text:span text:style-name="T21">✅</text:span></text:span><text:span text:style-name="T20">EXISTS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Derived Tables</text:span></text:p>
          <text:list>
            <text:list-item>
              <text:p text:style-name="P34"><text:span text:style-name="Strong_20_Emphasis"><text:span text:style-name="T21">✅</text:span></text:span><text:span text:style-name="T20">Nested derived tabl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derived table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Common Table Expressions (CTEs)</text:span></text:p>
          <text:list>
            <text:list-item>
              <text:p text:style-name="P23"><text:span text:style-name="Strong_20_Emphasis"><text:span text:style-name="T21">❌</text:span></text:span><text:span text:style-name="T20">Multiple CTEs</text:span></text:p>
            </text:list-item>
            <text:list-item>
              <text:p text:style-name="P23"><text:span text:style-name="Strong_20_Emphasis"><text:span text:style-name="T21">❌</text:span></text:span><text:span text:style-name="T20">Multiple References to the same CTE</text:span></text:p>
            </text:list-item>
            <text:list-item>
              <text:p text:style-name="P23"><text:span text:style-name="Strong_20_Emphasis"><text:span text:style-name="T21">❌</text:span></text:span><text:span text:style-name="T20">Recursive CTEs</text:span></text:p>
            </text:list-item>
          </text:list>
        </text:list-item>
        <text:list-item>
          <text:p text:style-name="P24"><text:span text:style-name="Strong_20_Emphasis"><text:span text:style-name="T21">❌</text:span></text:span><text:span text:style-name="T20">Views</text:span></text:p>
          <text:list>
            <text:list-item>
              <text:p text:style-name="P24"><text:span text:style-name="Strong_20_Emphasis"><text:span text:style-name="T21">❌</text:span></text:span><text:span text:style-name="T20">ENCRYPTION</text:span></text:p>
            </text:list-item>
            <text:list-item>
              <text:p text:style-name="P24"><text:span text:style-name="Strong_20_Emphasis"><text:span text:style-name="T21">❌</text:span></text:span><text:span text:style-name="T20">SCHEMABINDING</text:span></text:p>
            </text:list-item>
            <text:list-item>
              <text:p text:style-name="P24"><text:span text:style-name="Strong_20_Emphasis"><text:span text:style-name="T21">❌</text:span></text:span><text:span text:style-name="T20">CHECK OPTION</text:span></text:p>
            </text:list-item>
          </text:list>
        </text:list-item>
        <text:list-item>
          <text:p text:style-name="P23"><text:span text:style-name="Strong_20_Emphasis"><text:span text:style-name="T21">❌</text:span></text:span><text:span text:style-name="T20">Inline Table-Valued Functions (TVFs)</text:span></text:p>
        </text:list-item>
        <text:list-item>
          <text:p text:style-name="P23"><text:span text:style-name="Strong_20_Emphasis"><text:span text:style-name="T21">❌</text:span></text:span><text:span text:style-name="T20">APPLY Operator</text:span></text:p>
          <text:list>
            <text:list-item>
              <text:p text:style-name="P23"><text:span text:style-name="Strong_20_Emphasis"><text:span text:style-name="T21">❌</text:span></text:span><text:span text:style-name="T20">CROSS APPLY</text:span></text:p>
            </text:list-item>
            <text:list-item>
              <text:p text:style-name="P23"><text:span text:style-name="Strong_20_Emphasis"><text:span text:style-name="T21">❌</text:span></text:span><text:span text:style-name="T20">OUTER APPLY</text:span></text:p>
            </text:list-item>
          </text:list>
        </text:list-item>
      </text:list>
      <text:p text:style-name="P35"><text:span text:style-name="Strong_20_Emphasis"><text:span text:style-name="T21">✅</text:span></text:span><text:span text:style-name="Strong_20_Emphasis"><text:span text:style-name="T15">❌</text:span></text:span></text:p>
      <text:p text:style-name="P22">Текст скриптів. <text:a xlink:type="simple" xlink:href="https://github.com/dazzlemon/diit_121-ipz_y3_db/tree/main/lr2/scripts" text:style-name="Internet_20_link" text:visited-style-name="Visited_20_Internet_20_Link"><text:span text:style-name="T14">g</text:span></text:a><text:a xlink:type="simple" xlink:href="https://github.com/dazzlemon/diit_121-ipz_y3_db/tree/main/lr4/join.sql" text:style-name="Internet_20_link" text:visited-style-name="Visited_20_Internet_20_Link"><text:span text:style-name="T13">ithub</text:span></text:a><text:span text:style-name="T13"> </text:span><text:span text:style-name="T32">TODO</text:span></text:p>
      <text:p text:style-name="P22"><text:span text:style-name="T13"/></text:p>
      <text:p text:style-name="P37"><text:span text:style-name="T13">Усі запити лабораторної роботи №5 повинні бути виконані до бази даних, розробленої в лабораторній роботі №2.</text:span></text:p>
      <text:p text:style-name="P37"><text:span text:style-name="T13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36"><text:span text:style-name="T29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5:26:47.530978992</dc:date>
    <meta:editing-duration>PT18H31M10S</meta:editing-duration>
    <meta:editing-cycles>331</meta:editing-cycles>
    <meta:generator>LibreOffice/7.3.6.2$Linux_X86_64 LibreOffice_project/30$Build-2</meta:generator>
    <meta:document-statistic meta:table-count="0" meta:image-count="0" meta:object-count="1" meta:page-count="2" meta:paragraph-count="53" meta:word-count="215" meta:character-count="1465" meta:non-whitespace-character-count="1328"/>
  </office:meta>
</office:document-meta>
</file>